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ＭＳ 明朝1" svg:font-family="'ＭＳ 明朝'" style:font-pitch="variable"/>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text-properties officeooo:rsid="0024e2aa" officeooo:paragraph-rsid="0024e2aa"/>
    </style:style>
    <style:style style:name="P2" style:family="paragraph" style:parent-style-name="Footer">
      <style:paragraph-properties fo:text-align="center" style:justify-single-word="false"/>
      <style:text-properties officeooo:rsid="0025ba28" officeooo:paragraph-rsid="0025ba28"/>
    </style:style>
    <style:style style:name="P3" style:family="paragraph" style:parent-style-name="Standard">
      <style:paragraph-properties fo:break-before="page"/>
      <style:text-properties officeooo:paragraph-rsid="001ce5f0"/>
    </style:style>
    <style:style style:name="P4" style:family="paragraph" style:parent-style-name="Standard">
      <style:paragraph-properties fo:break-before="page"/>
      <style:text-properties officeooo:paragraph-rsid="001d688d"/>
    </style:style>
    <style:style style:name="P5" style:family="paragraph" style:parent-style-name="Standard">
      <style:paragraph-properties fo:break-before="page"/>
      <style:text-properties officeooo:paragraph-rsid="001f94c5"/>
    </style:style>
    <style:style style:name="P6" style:family="paragraph" style:parent-style-name="Standard">
      <style:paragraph-properties fo:text-align="end" style:justify-single-word="false"/>
      <style:text-properties officeooo:paragraph-rsid="00196d35" style:language-asian="ja" style:country-asian="JP"/>
    </style:style>
    <style:style style:name="P7" style:family="paragraph" style:parent-style-name="Standard">
      <style:text-properties officeooo:paragraph-rsid="00196d35" style:language-asian="ja" style:country-asian="JP"/>
    </style:style>
    <style:style style:name="P8" style:family="paragraph" style:parent-style-name="Standard">
      <style:paragraph-properties fo:text-align="center" style:justify-single-word="false"/>
      <style:text-properties officeooo:paragraph-rsid="00196d35" style:language-asian="ja" style:country-asian="JP"/>
    </style:style>
    <style:style style:name="P9"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10"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2" style:family="paragraph" style:parent-style-name="Standard">
      <style:paragraph-properties fo:text-align="end" style:justify-single-word="false"/>
      <style:text-properties fo:font-size="12pt" officeooo:paragraph-rsid="00196d35" style:font-name-asian="ＭＳ 明朝1" style:font-size-asian="12pt" style:language-asian="ja" style:country-asian="JP" style:font-size-complex="12pt"/>
    </style:style>
    <style:style style:name="P13" style:family="paragraph" style:parent-style-name="Standard" style:master-page-name="First_20_Page">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4" style:family="paragraph" style:parent-style-name="Standard" style:master-page-name="Standard">
      <style:paragraph-properties style:page-number="1" fo:break-before="page"/>
    </style:style>
    <style:style style:name="P15" style:family="paragraph">
      <style:text-properties style:font-name="MSPゴシック" fo:font-size="10pt" style:font-name-asian="MSPゴシック" style:font-size-asian="10pt" style:font-size-complex="10pt"/>
    </style:style>
    <style:style style:name="P16" style:family="paragraph">
      <style:paragraph-properties fo:text-align="center"/>
    </style:style>
    <style:style style:name="P17" style:family="paragraph">
      <style:paragraph-properties fo:text-align="center"/>
      <style:text-properties fo:font-size="12pt"/>
    </style:style>
    <style:style style:name="P18" style:family="paragraph">
      <style:paragraph-properties fo:text-align="center" style:text-autospace="none"/>
    </style:style>
    <style:style style:name="P19"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20" style:family="paragraph">
      <style:paragraph-properties fo:text-align="center"/>
      <style:text-properties fo:font-size="9pt" style:font-name-asian="ＭＳ Ｐゴシック1" style:font-size-asian="9pt" style:font-size-complex="9pt"/>
    </style:style>
    <style:style style:name="P21" style:family="paragraph">
      <style:paragraph-properties fo:text-align="center"/>
      <style:text-properties style:font-name="ＭＳ Ｐゴシック" fo:font-size="12pt"/>
    </style:style>
    <style:style style:name="P22" style:family="paragraph">
      <style:paragraph-properties fo:text-align="center"/>
      <style:text-properties style:font-name="MS  Pゴシック" fo:font-size="9pt" style:font-name-asian="MS  Pゴシック" style:font-size-asian="9pt" style:font-size-complex="9pt"/>
    </style:style>
    <style:style style:name="P23"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4" style:family="paragraph">
      <style:paragraph-properties fo:text-align="center"/>
      <style:text-properties fo:font-size="9pt" style:font-size-asian="9pt" style:font-size-complex="9pt"/>
    </style:style>
    <style:style style:name="P25" style:family="paragraph">
      <style:paragraph-properties fo:text-align="center"/>
      <style:text-properties style:font-name="MS  Pゴシック" fo:font-size="10pt" style:font-name-asian="ＭＳ Ｐゴシック1" style:font-size-asian="10pt" style:font-size-complex="10pt"/>
    </style:style>
    <style:style style:name="P26" style:family="paragraph">
      <style:paragraph-properties fo:text-align="center"/>
      <style:text-properties style:font-name="MS  Pゴシック" fo:font-size="9pt" style:font-name-asian="ＭＳ Ｐゴシック1" style:font-size-asian="9pt" style:font-size-complex="9pt"/>
    </style:style>
    <style:style style:name="P27" style:family="paragraph">
      <style:paragraph-properties fo:text-align="center"/>
      <style:text-properties fo:font-size="10pt" style:font-name-asian="ＭＳ Ｐゴシック1" style:font-size-asian="10pt" style:font-size-complex="10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MS  Pゴシック" fo:font-size="9pt" style:font-name-asian="ＭＳ Ｐゴシック1" style:font-size-asian="9pt" style:font-size-complex="9pt"/>
    </style:style>
    <style:style style:name="T7" style:family="text">
      <style:text-properties style:font-name="ＭＳ Ｐゴシック1" fo:font-size="9pt" style:font-name-asian="MS  Pゴシック" style:font-size-asian="9pt" style:font-name-complex="Monaco1" style:font-size-complex="9pt"/>
    </style:style>
    <style:style style:name="T8"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004cm"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svg:stroke-color="#000000" draw:marker-end="Arrow" draw:marker-end-width="0.199cm"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8"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style:run-through="foreground" style:vertical-pos="middle" style:vertical-rel="baseline" style:horizontal-pos="from-left" style:horizontal-rel="paragraph" draw:wrap-influence-on-position="once-concurrent" style:flow-with-text="false"/>
    </style:style>
    <style:style style:name="gr11" style:family="graphic">
      <style:graphic-properties draw:stroke="none" svg:stroke-color="#000000" draw:marker-end="Arrow" draw:fill="none" draw:fill-color="#ffffff" fo:min-height="2.745cm" style:run-through="foreground"/>
    </style:style>
    <style:style style:name="gr12" style:family="graphic">
      <style:graphic-properties svg:stroke-color="#000000" draw:textarea-horizontal-align="center" draw:textarea-vertical-align="middle" style:run-through="foreground"/>
    </style:style>
    <style:style style:name="gr13" style:family="graphic">
      <style:graphic-properties draw:stroke="none" svg:stroke-color="#000000" draw:marker-end="Arrow" draw:fill="none" draw:fill-color="#ffffff" fo:min-height="2.028cm" style:run-through="foreground"/>
    </style:style>
    <style:style style:name="gr14" style:family="graphic">
      <style:graphic-properties draw:stroke="none" svg:stroke-color="#000000" draw:marker-end="Arrow" draw:fill="none" draw:fill-color="#ffffff" fo:min-height="1.928cm" style:run-through="foreground"/>
    </style:style>
    <style:style style:name="gr15" style:family="graphic">
      <style:graphic-properties draw:stroke="none" svg:stroke-color="#000000" draw:marker-end="Arrow" draw:fill="none" draw:fill-color="#ffffff" fo:min-height="1.997cm" style:run-through="foreground" style:vertical-pos="from-top" style:vertical-rel="page" style:horizontal-pos="from-left" style:horizontal-rel="paragraph" draw:wrap-influence-on-position="once-concurrent" style:flow-with-text="false"/>
    </style:style>
    <style:style style:name="gr16"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7" style:family="graphic">
      <style:graphic-properties svg:stroke-color="#000000" draw:marker-end="Arrow" draw:marker-end-width="0.199cm"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8"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9" style:family="graphic">
      <style:graphic-properties style:run-through="fore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5" svg:width="16.827cm" svg:height="2.005cm" svg:x="2.083cm" svg:y="2cm">
        <draw:text-box>
          <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
          <text:p><text:span text:style-name="T1">概要：　ボルグシステム受発注画面をクリエイトタグを用いての作成したもの</text:span></text:p>
          <text:p><text:span text:style-name="T1">図の説明：　</text:span><text:span text:style-name="T1">order.html</text:span><text:span text:style-name="T1">ファイルに記述される内容のフローチャート</text:span></text:p>
          <text:p><text:span text:style-name="T1">パラメータ</text:span></text:p>
        </draw:text-box>
      </draw:frame>
      <draw:line text:anchor-type="page" text:anchor-page-number="2" draw:z-index="1" draw:style-name="gr2" draw:text-style-name="P16" svg:x1="1.996cm" svg:y1="4.004cm" svg:x2="19.527cm" svg:y2="4.004cm">
        <text:p/>
      </draw:line>
      <draw:frame text:anchor-type="page" text:anchor-page-number="8" draw:z-index="7" draw:style-name="gr15" draw:text-style-name="P15" svg:width="16.827cm" svg:height="1.997cm" svg:x="2.388cm" svg:y="0.572cm">
        <draw:text-box>
          <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
          <text:p><text:span text:style-name="T1">概要：　ボルグシステム受注の新規・編集画面をクリエイトタグを用いての作成</text:span></text:p>
          <text:p><text:span text:style-name="T1">図の説明：　</text:span><text:span text:style-name="T1">receivedOrder.html</text:span><text:span text:style-name="T1">ファイルに記述される内容のフローチャート</text:span></text:p>
          <text:p><text:span text:style-name="T1">パラメータ</text:span></text:p>
        </draw:text-box>
      </draw:frame>
      <draw:line text:anchor-type="page" text:anchor-page-number="8" draw:z-index="8" draw:style-name="gr2" draw:text-style-name="P16" svg:x1="2.245cm" svg:y1="2.443cm" svg:x2="19.776cm" svg:y2="2.443cm">
        <text:p/>
      </draw:line>
      <draw:line text:anchor-type="page" text:anchor-page-number="8" draw:z-index="9" draw:style-name="gr16" draw:text-style-name="P16" svg:x1="10.543cm" svg:y1="2.443cm" svg:x2="10.543cm" svg:y2="24.906cm">
        <text:p/>
      </draw:line>
      <draw:line text:anchor-type="page" text:anchor-page-number="8" draw:z-index="10" draw:style-name="gr17" draw:text-style-name="P17" svg:x1="5.094cm" svg:y1="3.254cm" svg:x2="5.094cm" svg:y2="3.783cm">
        <text:p/>
      </draw:line>
      <draw:circle text:anchor-type="page" text:anchor-page-number="8" draw:z-index="11" draw:style-name="gr18" draw:text-style-name="P21" svg:width="0.503cm" svg:height="0.503cm" svg:x="4.801cm" svg:y="2.769cm">
        <text:p text:style-name="P16"><text:span text:style-name="T4">２</text:span></text:p>
      </draw:circle>
      <draw:circle text:anchor-type="page" text:anchor-page-number="8" draw:z-index="12" draw:style-name="gr18" draw:text-style-name="P21" svg:width="0.503cm" svg:height="0.503cm" svg:x="4.798cm" svg:y="21.253cm">
        <text:p text:style-name="P16"><text:span text:style-name="T4">３</text:span></text:p>
      </draw:circle>
      <draw:g text:anchor-type="page" text:anchor-page-number="8" draw:z-index="13" draw:style-name="gr19">
        <draw:custom-shape draw:style-name="gr7" draw:text-style-name="P19" svg:width="5.536cm" svg:height="0.987cm" svg:x="2.305cm" svg:y="3.782cm">
          <text:p text:style-name="P18"><text:span text:style-name="T2">creator.outputTag</text:span></text:p>
          <text:p text:style-name="P18"><text:span text:style-name="T2">('new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22" svg:width="5.534cm" svg:height="0.976cm" svg:x="2.305cm" svg:y="4.773cm">
          <text:p text:style-name="P16"><text:span text:style-name="T5">新規追加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4" draw:style-name="gr17" draw:text-style-name="P17" svg:x1="5.094cm" svg:y1="5.75cm" svg:x2="5.094cm" svg:y2="6.279cm">
        <text:p/>
      </draw:line>
      <draw:g text:anchor-type="page" text:anchor-page-number="8" draw:z-index="15" draw:style-name="gr19">
        <draw:custom-shape draw:style-name="gr7" draw:text-style-name="P19" svg:width="5.536cm" svg:height="0.987cm" svg:x="2.305cm" svg:y="6.278cm">
          <text:p text:style-name="P18"><text:span text:style-name="T2">creator.outputTag('newDialogHeader',</text:span></text:p>
          <text:p text:style-name="P18"><text:span text:style-name="T2"><text:s/></text:span><text:span text:style-name="T2">'dialogHeader', '#newDialog');</text:span></text:p>
          <draw:enhanced-geometry svg:viewBox="0 0 21600 21600" draw:glue-points="10800 0 0 10800 10800 21600 21600 10800" draw:type="flowchart-process" draw:enhanced-path="M 0 0 L 21600 0 21600 21600 0 21600 0 0 Z N"/>
        </draw:custom-shape>
        <draw:custom-shape draw:style-name="gr8" draw:text-style-name="P22" svg:width="5.534cm" svg:height="0.976cm" svg:x="2.305cm" svg:y="7.269cm">
          <text:p text:style-name="P16"><text:span text:style-name="T5">追加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6" draw:style-name="gr17" draw:text-style-name="P17" svg:x1="5.094cm" svg:y1="8.246cm" svg:x2="5.094cm" svg:y2="8.775cm">
        <text:p/>
      </draw:line>
      <draw:g text:anchor-type="page" text:anchor-page-number="8" draw:z-index="17" draw:style-name="gr19">
        <draw:custom-shape draw:style-name="gr7" draw:text-style-name="P19" svg:width="5.536cm" svg:height="0.987cm" svg:x="2.305cm" svg:y="8.774cm">
          <text:p text:style-name="P18"><text:span text:style-name="T2">creator.outputTag('dialogPulldown4',</text:span></text:p>
          <text:p text:style-name="P18"><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2.305cm" svg:y="9.765cm">
          <text:p text:style-name="P16"><text:span text:style-name="T3">追加ダイアログの</text:span><text:span text:style-name="T3">1</text:span><text:span text:style-name="T3">つ目</text:span><text:span text:style-name="T3">(4</text:span><text:span text:style-name="T3">連続</text:span></text:p>
          <text:p text:style-name="P16"><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g text:anchor-type="page" text:anchor-page-number="8" draw:z-index="18" draw:style-name="gr19">
        <draw:custom-shape draw:style-name="gr7" draw:text-style-name="P23" svg:width="5.536cm" svg:height="0.987cm" svg:x="2.305cm" svg:y="13.831cm">
          <text:p text:style-name="P18"><text:span text:style-name="T8">creator.outputTag('dialogTextbox2'</text:span></text:p>
          <text:p text:style-name="P18"><text:span text:style-name="T8">, 'dialogTextbox2', '#newDialog');</text:span></text:p>
          <draw:enhanced-geometry svg:viewBox="0 0 21600 21600" draw:glue-points="10800 0 0 10800 10800 21600 21600 10800" draw:type="flowchart-process" draw:enhanced-path="M 0 0 L 21600 0 21600 21600 0 21600 0 0 Z N"/>
        </draw:custom-shape>
        <draw:custom-shape draw:style-name="gr8" draw:text-style-name="P24" svg:width="5.534cm" svg:height="0.976cm" svg:x="2.305cm" svg:y="14.822cm">
          <text:p text:style-name="P16"><text:span text:style-name="T3">追加ダイアログの３つ目</text:span><text:span text:style-name="T3">(2</text:span><text:span text:style-name="T3">連続テキスト</text:span></text:p>
          <text:p text:style-name="P16"><text:span text:style-name="T3">ボックス</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9" draw:style-name="gr17" draw:text-style-name="P17" svg:x1="5.094cm" svg:y1="15.799cm" svg:x2="5.094cm" svg:y2="16.328cm">
        <text:p/>
      </draw:line>
      <draw:g text:anchor-type="page" text:anchor-page-number="8" draw:z-index="20" draw:style-name="gr19">
        <draw:custom-shape draw:style-name="gr7" draw:text-style-name="P23" svg:width="5.536cm" svg:height="0.987cm" svg:x="2.305cm" svg:y="16.327cm">
          <text:p text:style-name="P18"><text:span text:style-name="T8">creator.outputTag('newDialogLast',</text:span></text:p>
          <text:p text:style-name="P18"><text:span text:style-name="T8"><text:s/></text:span><text:span text:style-name="T8">'reNewDialogLast', '#reNew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2.305cm" svg:y="17.318cm">
          <text:p text:style-name="P16"><text:span text:style-name="T3">追加ダイアログの４つ目</text:span><text:span text:style-name="T3">(</text:span><text:span text:style-name="T3">最後の</text:span></text:p>
          <text:p text:style-name="P16"><text:span text:style-name="T3">コンテンツ</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1" draw:style-name="gr17" draw:text-style-name="P17" svg:x1="5.094cm" svg:y1="18.294cm" svg:x2="5.094cm" svg:y2="18.823cm">
        <text:p/>
      </draw:line>
      <draw:g text:anchor-type="page" text:anchor-page-number="8" draw:z-index="22" draw:style-name="gr19">
        <draw:custom-shape draw:style-name="gr7" draw:text-style-name="P23" svg:width="5.536cm" svg:height="0.987cm" svg:x="2.305cm" svg:y="18.822cm">
          <text:p text:style-name="P18"><text:span text:style-name="T8">createDialog('#newDialog', '.addButton')</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2.305cm" svg:y="19.813cm">
          <text:p text:style-name="P16"><text:span text:style-name="T3">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3" draw:style-name="gr17" draw:text-style-name="P17" svg:x1="5.094cm" svg:y1="20.79cm" svg:x2="5.094cm" svg:y2="21.319cm">
        <text:p/>
      </draw:line>
      <draw:g text:anchor-type="page" text:anchor-page-number="8" draw:z-index="24" draw:style-name="gr19">
        <draw:custom-shape draw:style-name="gr7" draw:text-style-name="P23" svg:width="5.536cm" svg:height="0.987cm" svg:x="11.49cm" svg:y="4.001cm">
          <text:p text:style-name="P18"><text:span text:style-name="T8">creator.outputTag</text:span></text:p>
          <text:p text:style-name="P18"><text:span text:style-name="T8">('return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11.49cm" svg:y="4.992cm">
          <text:p text:style-name="P16"><text:span text:style-name="T3">返品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5" draw:style-name="gr17" draw:text-style-name="P17" svg:x1="14.28cm" svg:y1="5.968cm" svg:x2="14.28cm" svg:y2="6.497cm">
        <text:p/>
      </draw:line>
      <draw:line text:anchor-type="page" text:anchor-page-number="8" draw:z-index="26" draw:style-name="gr17" draw:text-style-name="P17" svg:x1="14.213cm" svg:y1="3.271cm" svg:x2="14.213cm" svg:y2="3.934cm">
        <text:p/>
      </draw:line>
      <draw:g text:anchor-type="page" text:anchor-page-number="8" draw:z-index="27" draw:style-name="gr19">
        <draw:custom-shape draw:style-name="gr7" draw:text-style-name="P23" svg:width="5.536cm" svg:height="0.987cm" svg:x="11.425cm" svg:y="6.496cm">
          <text:p text:style-name="P18"><text:span text:style-name="T8">creator.outputTag('returnDialogHeader',</text:span></text:p>
          <text:p text:style-name="P18"><text:span text:style-name="T8"><text:s/></text:span><text:span text:style-name="T8">'dialogHeader', '#lessStock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11.425cm" svg:y="7.487cm">
          <text:p text:style-name="P16"><text:span text:style-name="T3">返品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8" draw:style-name="gr17" draw:text-style-name="P17" svg:x1="14.213cm" svg:y1="8.464cm" svg:x2="14.213cm" svg:y2="8.993cm">
        <text:p/>
      </draw:line>
      <draw:circle text:anchor-type="page" text:anchor-page-number="8" draw:z-index="29" draw:style-name="gr18" draw:text-style-name="P21" svg:width="0.503cm" svg:height="0.503cm" svg:x="13.921cm" svg:y="2.769cm">
        <text:p text:style-name="P16"><text:span text:style-name="T4">３</text:span></text:p>
      </draw:circle>
      <draw:circle text:anchor-type="page" text:anchor-page-number="8" draw:z-index="30" draw:style-name="gr18" draw:text-style-name="P21" svg:width="0.503cm" svg:height="0.503cm" svg:x="13.917cm" svg:y="21.534cm">
        <text:p text:style-name="P16"><text:span text:style-name="T4">E</text:span></text:p>
      </draw:circle>
      <draw:g text:anchor-type="page" text:anchor-page-number="8" draw:z-index="31" draw:style-name="gr19">
        <draw:custom-shape draw:style-name="gr7" draw:text-style-name="P19" svg:width="5.536cm" svg:height="0.987cm" svg:x="11.425cm" svg:y="11.52cm">
          <text:p text:style-name="P18"><text:span text:style-name="T2">CreateDialog</text:span></text:p>
          <text:p text:style-name="P18"><text:span text:style-name="T2">('#returnDialog', '.returnButton');</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11.425cm" svg:y="12.511cm">
          <text:p text:style-name="P16"><text:span text:style-name="T3">返品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2" draw:style-name="gr17" draw:text-style-name="P17" svg:x1="14.213cm" svg:y1="13.484cm" svg:x2="14.213cm" svg:y2="14.013cm">
        <text:p/>
      </draw:line>
      <draw:g text:anchor-type="page" text:anchor-page-number="8" draw:z-index="33" draw:style-name="gr19">
        <draw:custom-shape draw:style-name="gr7" draw:text-style-name="P19" svg:width="5.536cm" svg:height="0.987cm" svg:x="11.425cm" svg:y="14.016cm">
          <text:p text:style-name="P18"><text:span text:style-name="T2">setOptionValue();</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11.425cm" svg:y="15.007cm">
          <text:p text:style-name="P16"><text:span text:style-name="T3">option</text:span><text:span text:style-name="T3">タグの</text:span><text:span text:style-name="T3">valu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4" draw:style-name="gr17" draw:text-style-name="P17" svg:x1="14.213cm" svg:y1="15.984cm" svg:x2="14.213cm" svg:y2="16.513cm">
        <text:p/>
      </draw:line>
      <draw:g text:anchor-type="page" text:anchor-page-number="8" draw:z-index="35" draw:style-name="gr19">
        <draw:custom-shape draw:style-name="gr7" draw:text-style-name="P19" svg:width="5.536cm" svg:height="0.987cm" svg:x="11.425cm" svg:y="16.529cm">
          <text:p text:style-name="P18"><text:span text:style-name="T2">setName(receivedAddEdit);</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11.425cm" svg:y="17.52cm">
          <text:p text:style-name="P16"><text:span text:style-name="T3">テキストボックスの</text:span></text:p>
          <text:p text:style-name="P16"><text:span text:style-name="T3">nam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6" draw:style-name="gr17" draw:text-style-name="P17" svg:x1="14.213cm" svg:y1="18.497cm" svg:x2="14.213cm" svg:y2="19.026cm">
        <text:p/>
      </draw:line>
      <draw:g text:anchor-type="page" text:anchor-page-number="8" draw:z-index="37" draw:style-name="gr19">
        <draw:custom-shape draw:style-name="gr7" draw:text-style-name="P19" svg:width="5.536cm" svg:height="0.987cm" svg:x="11.425cm" svg:y="19.025cm">
          <text:p text:style-name="P18"><text:span text:style-name="T2">/script</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11.425cm" svg:y="20.016cm">
          <text:p text:style-name="P16"><text:span text:style-name="T3">javascript</text:span><text:span text:style-name="T3">の記述の終わり</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8" draw:style-name="gr17" draw:text-style-name="P17" svg:x1="14.213cm" svg:y1="20.991cm" svg:x2="14.213cm" svg:y2="21.52cm">
        <text:p/>
      </draw:line>
      <draw:g text:anchor-type="page" text:anchor-page-number="8" draw:z-index="39" draw:style-name="gr19">
        <draw:custom-shape draw:style-name="gr7" draw:text-style-name="P23" svg:width="5.536cm" svg:height="0.987cm" svg:x="11.425cm" svg:y="9.024cm">
          <text:p text:style-name="P18"><text:span text:style-name="T8">creator.outputTag('returnDialogContent',</text:span></text:p>
          <text:p text:style-name="P18"><text:span text:style-name="T8"><text:s/></text:span><text:span text:style-name="T8">'returnDialogContent', '#returnDialog');</text:span></text:p>
          <draw:enhanced-geometry svg:viewBox="0 0 21600 21600" draw:glue-points="10800 0 0 10800 10800 21600 21600 10800" draw:type="flowchart-process" draw:enhanced-path="M 0 0 L 21600 0 21600 21600 0 21600 0 0 Z N"/>
        </draw:custom-shape>
        <draw:custom-shape draw:style-name="gr8" draw:text-style-name="P20" svg:width="5.534cm" svg:height="0.976cm" svg:x="11.425cm" svg:y="10.015cm">
          <text:p text:style-name="P16"><text:span text:style-name="T3">返品ダイアログのコンテンツ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0" draw:style-name="gr17" draw:text-style-name="P17" svg:x1="14.213cm" svg:y1="10.988cm" svg:x2="14.213cm" svg:y2="11.517cm">
        <text:p/>
      </draw:line>
      <draw:line text:anchor-type="page" text:anchor-page-number="8" draw:z-index="41" draw:style-name="gr17" draw:text-style-name="P17" svg:x1="5.094cm" svg:y1="10.742cm" svg:x2="5.094cm" svg:y2="11.271cm">
        <text:p/>
      </draw:line>
      <draw:g text:anchor-type="page" text:anchor-page-number="8" draw:z-index="42" draw:style-name="gr19">
        <draw:custom-shape draw:style-name="gr7" draw:text-style-name="P23" svg:width="5.536cm" svg:height="0.987cm" svg:x="2.305cm" svg:y="11.269cm">
          <text:p text:style-name="P18"><text:span text:style-name="T2">creator.outputTag('dialogPulldown4',</text:span></text:p>
          <text:p text:style-name="P18"><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24" svg:width="5.534cm" svg:height="0.976cm" svg:x="2.305cm" svg:y="12.26cm">
          <text:p text:style-name="P16"><text:span text:style-name="T3">追加ダイアログの</text:span><text:span text:style-name="T3">2</text:span><text:span text:style-name="T3">つ目</text:span><text:span text:style-name="T3">(4</text:span><text:span text:style-name="T3">連続</text:span></text:p>
          <text:p text:style-name="P16"><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3" draw:style-name="gr17" draw:text-style-name="P17" svg:x1="5.094cm" svg:y1="13.237cm" svg:x2="5.094cm" svg:y2="13.766cm">
        <text:p/>
      </draw:line>
      <text:p text:style-name="P13"/>
      <text:p text:style-name="P9"/>
      <text:p text:style-name="P9"/>
      <text:p text:style-name="P9"/>
      <text:p text:style-name="P9"/>
      <text:p text:style-name="P9"/>
      <text:p text:style-name="P9"/>
      <text:p text:style-name="P10">ボルグシステム</text:p>
      <text:p text:style-name="P11">受発注注画面 HTML設計書</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12">株式会社デジタルデザインシンク</text:p>
      <text:p text:style-name="P14"><draw:g text:anchor-type="as-char" svg:y="-12.488cm" draw:z-index="2" draw:style-name="gr3"><draw:line draw:style-name="gr4" draw:text-style-name="P17" svg:x1="2.789cm" svg:y1="0.834cm" svg:x2="2.789cm" svg:y2="1.497cm"><text:p/></draw:line><draw:line draw:style-name="gr5" draw:text-style-name="P16" svg:x1="8.235cm" svg:y1="0cm" svg:x2="8.235cm" svg:y2="20.715cm"><text:p/></draw:line><draw:g draw:style-name="gr6"><draw:custom-shape draw:style-name="gr7" draw:text-style-name="P19" svg:width="5.536cm" svg:height="0.987cm" svg:x="0cm" svg:y="1.498cm"><text:p text:style-name="P18"><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2.489cm"><text:p text:style-name="P16"><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3.464cm" svg:x2="2.789cm" svg:y2="3.993cm"><text:p/></draw:line><draw:circle draw:style-name="gr9" draw:text-style-name="P21" svg:width="0.503cm" svg:height="0.503cm" svg:x="2.496cm" svg:y="0.332cm"><text:p text:style-name="P16"><text:span text:style-name="T4">S</text:span></text:p></draw:circle><draw:circle draw:style-name="gr9" draw:text-style-name="P21" svg:width="0.503cm" svg:height="0.503cm" svg:x="2.492cm" svg:y="21.465cm"><text:p text:style-name="P16"><text:span text:style-name="T4">1</text:span></text:p></draw:circle><draw:g draw:style-name="gr6"><draw:custom-shape draw:style-name="gr7" draw:text-style-name="P19" svg:width="5.536cm" svg:height="0.987cm" svg:x="0.499cm" svg:y="3.993cm"><text:p text:style-name="P18"><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499cm" svg:y="4.985cm"><text:p text:style-name="P16"><text:span text:style-name="T5"><text:s/></text:span><text:span text:style-name="T5">ウィンドウサイズを取得し</text:span></text:p><text:p text:style-name="P16"><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5.96cm" svg:x2="2.789cm" svg:y2="6.489cm"><text:p/></draw:line><draw:g draw:style-name="gr6"><draw:custom-shape draw:style-name="gr7" draw:text-style-name="P19" svg:width="5.536cm" svg:height="0.987cm" svg:x="0.998cm" svg:y="6.489cm"><text:p text:style-name="P18"><text:span text:style-name="T2">div class="page"</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998cm" svg:y="7.481cm"><text:p text:style-name="P16"><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8.456cm" svg:x2="2.789cm" svg:y2="8.985cm"><text:p/></draw:line><draw:g draw:style-name="gr6"><draw:custom-shape draw:style-name="gr7" draw:text-style-name="P19" svg:width="5.536cm" svg:height="0.987cm" svg:x="1.498cm" svg:y="8.985cm"><text:p text:style-name="P18"><text:span text:style-name="T2">div class="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1.498cm" svg:y="9.977cm"><text:p text:style-name="P16"><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0.952cm" svg:x2="2.789cm" svg:y2="11.481cm"><text:p/></draw:line><draw:g draw:style-name="gr6"><draw:custom-shape draw:style-name="gr7" draw:text-style-name="P23" svg:width="5.536cm" svg:height="0.987cm" svg:x="0cm" svg:y="11.481cm"><text:p text:style-name="P18"><text:span text:style-name="T7">ここから</text:span><text:span text:style-name="T8">javascript</text:span></text:p><text:p text:style-name="P18"><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cm" svg:y="12.472cm"><text:p text:style-name="P16"><text:span text:style-name="T6">dom</text:span><text:span text:style-name="T3">要素を作るための</text:span></text:p><text:p text:style-name="P16"><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3.448cm" svg:x2="2.789cm" svg:y2="13.977cm"><text:p/></draw:line><draw:g draw:style-name="gr6"><draw:custom-shape draw:style-name="gr7" draw:text-style-name="P23" svg:width="5.536cm" svg:height="0.987cm" svg:x="0cm" svg:y="13.977cm"><text:p text:style-name="P18"><text:span text:style-name="T8">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14.968cm"><text:p text:style-name="P16"><text:span text:style-name="T3">受発注画面の</text:span><text:span text:style-name="T6">dom</text:span><text:span text:style-name="T3">に</text:span></text:p><text:p text:style-name="P16"><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5.947cm" svg:x2="2.789cm" svg:y2="16.476cm"><text:p/></draw:line><draw:g draw:style-name="gr6"><draw:custom-shape draw:style-name="gr7" draw:text-style-name="P23" svg:width="5.536cm" svg:height="0.987cm" svg:x="0cm" svg:y="16.473cm"><text:p text:style-name="P18"><text:span text:style-name="T8">creator.getDomFile</text:span></text:p><text:p text:style-name="P18"><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17.464cm"><text:p text:style-name="P16"><text:span text:style-name="T3">受発注画面に配置する</text:span><text:span text:style-name="T6">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8.441cm" svg:x2="2.789cm" svg:y2="18.97cm"><text:p/></draw:line><draw:g draw:style-name="gr6"><draw:custom-shape draw:style-name="gr7" draw:text-style-name="P23" svg:width="5.536cm" svg:height="0.987cm" svg:x="0cm" svg:y="18.969cm"><text:p text:style-name="P18"><text:span text:style-name="T8">creator.outputTag</text:span></text:p><text:p text:style-name="P18"><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19.96cm"><text:p text:style-name="P16"><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20.937cm" svg:x2="2.789cm" svg:y2="21.466cm"><text:p/></draw:line><draw:line draw:style-name="gr4" draw:text-style-name="P17" svg:x1="11.908cm" svg:y1="0.834cm" svg:x2="11.908cm" svg:y2="1.497cm"><text:p/></draw:line><draw:g draw:style-name="gr6"><draw:custom-shape draw:style-name="gr7" draw:text-style-name="P23" svg:width="5.536cm" svg:height="0.987cm" svg:x="9.119cm" svg:y="1.498cm"><text:p text:style-name="P18"><text:span text:style-name="T8">creator.outputTag</text:span></text:p><text:p text:style-name="P18"><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2.489cm"><text:p text:style-name="P16"><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3.464cm" svg:x2="11.908cm" svg:y2="3.993cm"><text:p/></draw:line><draw:circle draw:style-name="gr9" draw:text-style-name="P21" svg:width="0.503cm" svg:height="0.503cm" svg:x="11.615cm" svg:y="0.332cm"><text:p text:style-name="P16"><text:span text:style-name="T4">1</text:span></text:p></draw:circle><draw:circle draw:style-name="gr9" draw:text-style-name="P21" svg:width="0.503cm" svg:height="0.503cm" svg:x="11.665cm" svg:y="21.472cm"><text:p text:style-name="P16"><text:span text:style-name="T4">2</text:span></text:p></draw:circle><draw:g draw:style-name="gr6"><draw:custom-shape draw:style-name="gr7" draw:text-style-name="P19" svg:width="5.536cm" svg:height="0.987cm" svg:x="9.119cm" svg:y="3.993cm"><text:p text:style-name="P18"><text:span text:style-name="T2">creator.outputTag</text:span></text:p><text:p text:style-name="P18"><text:span text:style-name="T2">('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4.985cm"><text:p text:style-name="P16"><text:span text:style-name="T3">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5.96cm" svg:x2="11.908cm" svg:y2="6.489cm"><text:p/></draw:line><draw:g draw:style-name="gr6"><draw:custom-shape draw:style-name="gr7" draw:text-style-name="P19" svg:width="5.536cm" svg:height="0.987cm" svg:x="9.119cm" svg:y="8.992cm"><text:p text:style-name="P18"><text:span text:style-name="T2">creator.outputTag</text:span></text:p><text:p text:style-name="P18"><text:span text:style-name="T2">('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9.984cm"><text:p text:style-name="P16"><text:span text:style-name="T3">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0.959cm" svg:x2="11.908cm" svg:y2="11.488cm"><text:p/></draw:line><draw:g draw:style-name="gr6"><draw:custom-shape draw:style-name="gr7" draw:text-style-name="P19" svg:width="5.536cm" svg:height="0.987cm" svg:x="9.119cm" svg:y="11.488cm"><text:p text:style-name="P18"><text:span text:style-name="T2">creator.outputTag('choice', </text:span></text:p><text:p text:style-name="P18"><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2.48cm"><text:p text:style-name="P16"><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3.455cm" svg:x2="11.908cm" svg:y2="13.984cm"><text:p/></draw:line><draw:g draw:style-name="gr6"><draw:custom-shape draw:style-name="gr7" draw:text-style-name="P19" svg:width="5.536cm" svg:height="0.987cm" svg:x="9.119cm" svg:y="13.984cm"><text:p text:style-name="P18"><text:span text:style-name="T2">creator.outputTag('sendButtonList',</text:span></text:p><text:p text:style-name="P18"><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4.975cm"><text:p text:style-name="P16"><text:span text:style-name="T3">発注画面にボタン一覧</text:span><text:span text:style-name="T3">(</text:span><text:span text:style-name="T3">新規ボタンから</text:span></text:p><text:p text:style-name="P16"><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5.951cm" svg:x2="11.908cm" svg:y2="16.48cm"><text:p/></draw:line><draw:g draw:style-name="gr6"><draw:custom-shape draw:style-name="gr7" draw:text-style-name="P19" svg:width="5.536cm" svg:height="0.987cm" svg:x="9.119cm" svg:y="16.48cm"><text:p text:style-name="P18"><text:span text:style-name="T2">creator.outputTag('receivedButtonlist',</text:span></text:p><text:p text:style-name="P18"><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7.471cm"><text:p text:style-name="P16"><text:span text:style-name="T3">受注画面にボタン一覧</text:span><text:span text:style-name="T3">(</text:span><text:span text:style-name="T3">新規ボタンから</text:span></text:p><text:p text:style-name="P16"><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8.45cm" svg:x2="11.908cm" svg:y2="18.979cm"><text:p/></draw:line><draw:custom-shape draw:style-name="gr7" draw:text-style-name="P19" svg:width="5.536cm" svg:height="0.987cm" svg:x="9.119cm" svg:y="18.976cm"><text:p text:style-name="P18"><text:span text:style-name="T2">creator.outputTag('editButtons',</text:span></text:p><text:p text:style-name="P18"><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9.967cm"><text:p text:style-name="P16"><text:span text:style-name="T3">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7" svg:x1="11.908cm" svg:y1="20.944cm" svg:x2="11.908cm" svg:y2="21.473cm"><text:p/></draw:line><draw:g draw:style-name="gr6"><draw:custom-shape draw:style-name="gr7" draw:text-style-name="P19" svg:width="5.536cm" svg:height="0.987cm" svg:x="9.119cm" svg:y="6.496cm"><text:p text:style-name="P18"><text:span text:style-name="T2">creator.outputTag</text:span></text:p><text:p text:style-name="P18"><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7.488cm"><text:p text:style-name="P16"><text:span text:style-name="T3">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8.463cm" svg:x2="11.908cm" svg:y2="8.992cm"><text:p/></draw:line></draw:g></text:p>
      <text:p text:style-name="P3"><draw:g text:anchor-type="as-char" draw:z-index="3" draw:style-name="gr10"><draw:frame draw:style-name="gr11" draw:text-style-name="P15" svg:width="16.827cm" svg:height="2.745cm" svg:x="0.086cm" svg:y="0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概要　ボルグシステム受発注画面をクリエイトタグを用いての作成</text:span><text:span text:style-name="T1"><text:tab/></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draw:style-name="gr4" draw:text-style-name="P17" svg:x1="3.352cm" svg:y1="9.061cm" svg:x2="3.352cm" svg:y2="9.724cm"><text:p/></draw:line><draw:line draw:style-name="gr5" draw:text-style-name="P16" svg:x1="8.798cm" svg:y1="2.016cm" svg:x2="8.798cm" svg:y2="22.731cm"><text:p/></draw:line><draw:g draw:style-name="gr6"><draw:custom-shape draw:style-name="gr7" draw:text-style-name="P19" svg:width="5.536cm" svg:height="0.987cm" svg:x="0.563cm" svg:y="9.724cm"><text:p text:style-name="P18"><text:span text:style-name="T2">creator.outputTag('sendWrapList',</text:span></text:p><text:p text:style-name="P18"><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563cm" svg:y="10.716cm"><text:p text:style-name="P16"><text:span text:style-name="T3">発注テーブル領域を作る</text:span></text:p><draw:enhanced-geometry svg:viewBox="0 0 21600 21600" draw:glue-points="10800 0 0 10800 10800 21600 21600 10800" draw:type="flowchart-process" draw:enhanced-path="M 0 0 L 21600 0 21600 21600 0 21600 0 0 Z N"/></draw:custom-shape></draw:g><draw:line draw:style-name="gr12" draw:text-style-name="P16" svg:x1="0cm" svg:y1="2.016cm" svg:x2="17.531cm" svg:y2="2.016cm"><text:p/></draw:line><draw:line draw:style-name="gr4" draw:text-style-name="P17" svg:x1="3.352cm" svg:y1="11.691cm" svg:x2="3.352cm" svg:y2="12.22cm"><text:p/></draw:line><draw:circle draw:style-name="gr9" draw:text-style-name="P21" svg:width="0.503cm" svg:height="0.503cm" svg:x="3.059cm" svg:y="3.076cm"><text:p text:style-name="P16"><text:span text:style-name="T4">2</text:span></text:p></draw:circle><draw:g draw:style-name="gr6"><draw:custom-shape draw:style-name="gr7" draw:text-style-name="P19" svg:width="5.536cm" svg:height="0.987cm" svg:x="0.563cm" svg:y="12.22cm"><text:p text:style-name="P18"><text:span text:style-name="T2">creator.outputTag('receivedWrapList',</text:span></text:p><text:p text:style-name="P18"><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5" svg:width="5.534cm" svg:height="0.976cm" svg:x="0.563cm" svg:y="13.212cm"><text:p text:style-name="P16"><text:span text:style-name="T5">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52cm" svg:y1="14.187cm" svg:x2="3.352cm" svg:y2="14.716cm"><text:p/></draw:line><draw:g draw:style-name="gr6"><draw:custom-shape draw:style-name="gr7" draw:text-style-name="P19" svg:width="5.536cm" svg:height="0.987cm" svg:x="0.563cm" svg:y="14.716cm"><text:p text:style-name="P18"><text:span text:style-name="T2">funcTab();</text:span></text:p><draw:enhanced-geometry svg:viewBox="0 0 21600 21600" draw:glue-points="10800 0 0 10800 10800 21600 21600 10800" draw:type="flowchart-process" draw:enhanced-path="M 0 0 L 21600 0 21600 21600 0 21600 0 0 Z N"/></draw:custom-shape><draw:custom-shape draw:style-name="gr8" draw:text-style-name="P26" svg:width="5.534cm" svg:height="0.976cm" svg:x="0.563cm" svg:y="15.707cm"><text:p text:style-name="P16"><text:span text:style-name="T5">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7" svg:x1="3.352cm" svg:y1="16.683cm" svg:x2="3.352cm" svg:y2="17.212cm"><text:p/></draw:line><draw:g draw:style-name="gr6"><draw:custom-shape draw:style-name="gr7" draw:text-style-name="P19" svg:width="5.536cm" svg:height="0.987cm" svg:x="0.563cm" svg:y="17.212cm"><text:p text:style-name="P18"><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7" svg:width="5.534cm" svg:height="0.976cm" svg:x="0.563cm" svg:y="18.203cm"><text:p text:style-name="P16"><text:span text:style-name="T3">option</text:span><text:span text:style-name="T3">タグに</text:span><text:span text:style-name="T3">value</text:span><text:span text:style-name="T3">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7" svg:x1="3.352cm" svg:y1="19.179cm" svg:x2="3.352cm" svg:y2="19.708cm"><text:p/></draw:line><draw:g draw:style-name="gr6"><draw:custom-shape draw:style-name="gr7" draw:text-style-name="P19" svg:width="5.536cm" svg:height="0.987cm" svg:x="0.563cm" svg:y="19.708cm"><text:p text:style-name="P18"><text:span text:style-name="T8">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7" svg:width="5.534cm" svg:height="0.976cm" svg:x="0.563cm" svg:y="20.699cm"><text:p text:style-name="P16"><text:span text:style-name="T3">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21" svg:width="0.505cm" svg:height="0.505cm" svg:x="3.059cm" svg:y="22.232cm"><text:p text:style-name="P16"><text:span text:style-name="T4">3</text:span></text:p></draw:circle><draw:line draw:style-name="gr4" draw:text-style-name="P17" svg:x1="3.308cm" svg:y1="3.579cm" svg:x2="3.308cm" svg:y2="4.484cm"><text:p/></draw:line><draw:g draw:style-name="gr6"><draw:custom-shape draw:style-name="gr7" draw:text-style-name="P19" svg:width="5.536cm" svg:height="0.987cm" svg:x="0.563cm" svg:y="7.008cm"><text:p text:style-name="P18"><text:span text:style-name="T2">creator.outputTag('receivedPDFbutton'</text:span></text:p><text:p text:style-name="P18"><text:span text:style-name="T2">,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563cm" svg:y="7.999cm"><text:p text:style-name="P16"><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52cm" svg:y1="21.676cm" svg:x2="3.352cm" svg:y2="22.205cm"><text:p/></draw:line><draw:g draw:style-name="gr6"><draw:custom-shape draw:style-name="gr7" draw:text-style-name="P19" svg:width="5.536cm" svg:height="0.987cm" svg:x="0.563cm" svg:y="4.512cm"><text:p text:style-name="P18"><text:span text:style-name="T2">creator.outputTag('sendPDFbutton',</text:span></text:p><text:p text:style-name="P18"><text:span text:style-name="T2"><text:s/></text:span><text:span text:style-name="T2">'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7" svg:width="5.534cm" svg:height="0.976cm" svg:x="0.563cm" svg:y="5.503cm"><text:p text:style-name="P16"><text:span text:style-name="T3">発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352cm" svg:y1="6.482cm" svg:x2="3.352cm" svg:y2="7.011cm"><text:p/></draw:line><draw:line draw:style-name="gr4" draw:text-style-name="P17" svg:x1="11.728cm" svg:y1="3.591cm" svg:x2="11.728cm" svg:y2="4.254cm"><text:p/></draw:line><draw:g draw:style-name="gr6"><draw:custom-shape draw:style-name="gr7" draw:text-style-name="P23" svg:width="5.536cm" svg:height="0.987cm" svg:x="8.939cm" svg:y="4.251cm"><text:p text:style-name="P18"><text:span text:style-name="T8">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8.939cm" svg:y="5.242cm"><text:p text:style-name="P16"><text:span text:style-name="T3">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728cm" svg:y1="6.219cm" svg:x2="11.728cm" svg:y2="6.748cm"><text:p/></draw:line><draw:circle draw:style-name="gr9" draw:text-style-name="P21" svg:width="0.503cm" svg:height="0.503cm" svg:x="11.435cm" svg:y="3.085cm"><text:p text:style-name="P16"><text:span text:style-name="T4">3</text:span></text:p></draw:circle><draw:circle draw:style-name="gr9" draw:text-style-name="P21" svg:width="0.503cm" svg:height="0.503cm" svg:x="11.485cm" svg:y="16.741cm"><text:p text:style-name="P16"><text:span text:style-name="T4">E</text:span></text:p></draw:circle><draw:g draw:style-name="gr6"><draw:custom-shape draw:style-name="gr7" draw:text-style-name="P19" svg:width="5.536cm" svg:height="0.987cm" svg:x="8.939cm" svg:y="6.747cm"><text:p text:style-name="P18"><text:span text:style-name="T2">SetAddButtonLink</text:span></text:p><text:p text:style-name="P18"><text:span text:style-name="T2">('#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8.939cm" svg:y="7.738cm"><text:p text:style-name="P16"><text:span text:style-name="T3">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7" svg:x1="11.728cm" svg:y1="8.715cm" svg:x2="11.728cm" svg:y2="9.244cm"><text:p/></draw:line><draw:g draw:style-name="gr6"><draw:custom-shape draw:style-name="gr7" draw:text-style-name="P19" svg:width="5.536cm" svg:height="0.987cm" svg:x="8.939cm" svg:y="11.746cm"><text:p text:style-name="P18"><text:span text:style-name="T2">setCalendar();</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8.939cm" svg:y="12.737cm"><text:p text:style-name="P16"><text:span text:style-name="T3"><text:s/></text:span><text:span text:style-name="T3">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7" svg:x1="11.728cm" svg:y1="13.712cm" svg:x2="11.728cm" svg:y2="14.241cm"><text:p/></draw:line><draw:g draw:style-name="gr6"><draw:custom-shape draw:style-name="gr7" draw:text-style-name="P19" svg:width="5.536cm" svg:height="0.987cm" svg:x="8.939cm" svg:y="9.25cm"><text:p text:style-name="P18"><text:span text:style-name="T2">SetAddButtonLink</text:span></text:p><text:p text:style-name="P18"><text:span text:style-name="T2">('#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8.939cm" svg:y="10.241cm"><text:p text:style-name="P16"><text:span text:style-name="T3"><text:s/></text:span><text:span text:style-name="T3">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7" svg:x1="11.728cm" svg:y1="11.218cm" svg:x2="11.728cm" svg:y2="11.747cm"><text:p/></draw:line><draw:g draw:style-name="gr6"><draw:custom-shape draw:style-name="gr7" draw:text-style-name="P19" svg:width="5.536cm" svg:height="0.987cm" svg:x="8.939cm" svg:y="14.245cm"><text:p text:style-name="P18"><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8.939cm" svg:y="15.236cm"><text:p text:style-name="P16"><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7" svg:x1="11.728cm" svg:y1="16.212cm" svg:x2="11.728cm" svg:y2="16.741cm"><text:p/></draw:line></draw:g></text:p>
      <text:p text:style-name="P3"><draw:g text:anchor-type="as-char" draw:z-index="4" draw:style-name="gr10"><draw:frame draw:style-name="gr13" draw:text-style-name="P15" svg:width="16.827cm" svg:height="2.029cm" svg:x="0.212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4" draw:text-style-name="P17" svg:x1="3.477cm" svg:y1="2.905cm" svg:x2="3.477cm" svg:y2="3.568cm"><text:p/></draw:line><draw:line draw:style-name="gr5" draw:text-style-name="P16" svg:x1="8.923cm" svg:y1="2.029cm" svg:x2="8.923cm" svg:y2="22.744cm"><text:p/></draw:line><draw:g draw:style-name="gr6"><draw:custom-shape draw:style-name="gr7" draw:text-style-name="P19" svg:width="5.536cm" svg:height="0.987cm" svg:x="0.688cm" svg:y="3.568cm"><text:p text:style-name="P18"><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4.56cm"><text:p text:style-name="P16"><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6" svg:x1="0cm" svg:y1="2.029cm" svg:x2="17.531cm" svg:y2="2.029cm"><text:p/></draw:line><draw:line draw:style-name="gr4" draw:text-style-name="P17" svg:x1="3.477cm" svg:y1="5.535cm" svg:x2="3.477cm" svg:y2="6.064cm"><text:p/></draw:line><draw:circle draw:style-name="gr9" draw:text-style-name="P21" svg:width="0.503cm" svg:height="0.503cm" svg:x="3.184cm" svg:y="2.402cm"><text:p text:style-name="P16"><text:span text:style-name="T4">S</text:span></text:p></draw:circle><draw:circle draw:style-name="gr9" draw:text-style-name="P21" svg:width="0.503cm" svg:height="0.503cm" svg:x="3.18cm" svg:y="23.536cm"><text:p text:style-name="P16"><text:span text:style-name="T4">1</text:span></text:p></draw:circle><draw:g draw:style-name="gr6"><draw:custom-shape draw:style-name="gr7" draw:text-style-name="P19" svg:width="5.536cm" svg:height="0.987cm" svg:x="1.187cm" svg:y="6.064cm"><text:p text:style-name="P18"><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1.187cm" svg:y="7.056cm"><text:p text:style-name="P16"><text:span text:style-name="T5"><text:s/></text:span><text:span text:style-name="T5">ウィンドウサイズを取得し</text:span></text:p><text:p text:style-name="P16"><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8.031cm" svg:x2="3.477cm" svg:y2="8.56cm"><text:p/></draw:line><draw:g draw:style-name="gr6"><draw:custom-shape draw:style-name="gr7" draw:text-style-name="P19" svg:width="5.536cm" svg:height="0.987cm" svg:x="1.686cm" svg:y="8.56cm"><text:p text:style-name="P18"><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1.686cm" svg:y="9.551cm"><text:p text:style-name="P16"><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0.527cm" svg:x2="3.477cm" svg:y2="11.056cm"><text:p/></draw:line><draw:g draw:style-name="gr6"><draw:custom-shape draw:style-name="gr7" draw:text-style-name="P19" svg:width="5.536cm" svg:height="0.987cm" svg:x="2.185cm" svg:y="11.056cm"><text:p text:style-name="P18"><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2.185cm" svg:y="12.047cm"><text:p text:style-name="P16"><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3.023cm" svg:x2="3.477cm" svg:y2="13.552cm"><text:p/></draw:line><draw:g draw:style-name="gr6"><draw:custom-shape draw:style-name="gr7" draw:text-style-name="P23" svg:width="5.536cm" svg:height="0.987cm" svg:x="0.688cm" svg:y="13.552cm"><text:p text:style-name="P18"><text:span text:style-name="T7">ここから</text:span><text:span text:style-name="T8">javascript</text:span></text:p><text:p text:style-name="P18"><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688cm" svg:y="14.543cm"><text:p text:style-name="P16"><text:span text:style-name="T6">dom</text:span><text:span text:style-name="T3">要素を作るための</text:span></text:p><text:p text:style-name="P16"><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5.52cm" svg:x2="3.477cm" svg:y2="16.049cm"><text:p/></draw:line><draw:g draw:style-name="gr6"><draw:custom-shape draw:style-name="gr7" draw:text-style-name="P23" svg:width="5.536cm" svg:height="0.987cm" svg:x="0.688cm" svg:y="16.048cm"><text:p text:style-name="P18"><text:span text:style-name="T8">creator.getJsonFile</text:span></text:p><text:p text:style-name="P18"><text:span text:style-name="T8">('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17.039cm"><text:p text:style-name="P16"><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8.016cm" svg:x2="3.477cm" svg:y2="18.545cm"><text:p/></draw:line><draw:g draw:style-name="gr6"><draw:custom-shape draw:style-name="gr7" draw:text-style-name="P23" svg:width="5.536cm" svg:height="0.987cm" svg:x="0.688cm" svg:y="18.544cm"><text:p text:style-name="P18"><text:span text:style-name="T8">creator.getDomFile</text:span></text:p><text:p text:style-name="P18"><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19.535cm"><text:p text:style-name="P16"><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20.512cm" svg:x2="3.477cm" svg:y2="21.041cm"><text:p/></draw:line><draw:g draw:style-name="gr6"><draw:custom-shape draw:style-name="gr7" draw:text-style-name="P23" svg:width="5.536cm" svg:height="0.987cm" svg:x="0.688cm" svg:y="21.04cm"><text:p text:style-name="P18"><text:span text:style-name="T8">creator.outputTag</text:span></text:p><text:p text:style-name="P18"><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22.031cm"><text:p text:style-name="P16"><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23.006cm" svg:x2="3.477cm" svg:y2="23.535cm"><text:p/></draw:line><draw:line draw:style-name="gr4" draw:text-style-name="P17" svg:x1="12.596cm" svg:y1="2.905cm" svg:x2="12.596cm" svg:y2="3.568cm"><text:p/></draw:line><draw:g draw:style-name="gr6"><draw:custom-shape draw:style-name="gr7" draw:text-style-name="P23" svg:width="5.536cm" svg:height="0.987cm" svg:x="9.807cm" svg:y="3.568cm"><text:p text:style-name="P18"><text:span text:style-name="T8">creator.outputTag</text:span></text:p><text:p text:style-name="P18"><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4.56cm"><text:p text:style-name="P16"><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5.535cm" svg:x2="12.596cm" svg:y2="6.064cm"><text:p/></draw:line><draw:circle draw:style-name="gr9" draw:text-style-name="P21" svg:width="0.503cm" svg:height="0.503cm" svg:x="12.303cm" svg:y="2.402cm"><text:p text:style-name="P16"><text:span text:style-name="T4">1</text:span></text:p></draw:circle><draw:circle draw:style-name="gr9" draw:text-style-name="P21" svg:width="0.503cm" svg:height="0.503cm" svg:x="12.3cm" svg:y="23.536cm"><text:p text:style-name="P16"><text:span text:style-name="T4">2</text:span></text:p></draw:circle><draw:g draw:style-name="gr6"><draw:custom-shape draw:style-name="gr7" draw:text-style-name="P19" svg:width="5.536cm" svg:height="0.987cm" svg:x="9.807cm" svg:y="8.592cm"><text:p text:style-name="P18"><text:span text:style-name="T2">creator.outputTag</text:span></text:p><text:p text:style-name="P18"><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9.583cm"><text:p text:style-name="P16"><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0.56cm" svg:x2="12.596cm" svg:y2="11.089cm"><text:p/></draw:line><draw:g draw:style-name="gr6"><draw:custom-shape draw:style-name="gr7" draw:text-style-name="P19" svg:width="5.536cm" svg:height="0.987cm" svg:x="9.807cm" svg:y="11.088cm"><text:p text:style-name="P18"><text:span text:style-name="T2">creator.outputTag</text:span></text:p><text:p text:style-name="P18"><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2.079cm"><text:p text:style-name="P16"><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3.056cm" svg:x2="12.596cm" svg:y2="13.585cm"><text:p/></draw:line><draw:g draw:style-name="gr6"><draw:custom-shape draw:style-name="gr7" draw:text-style-name="P19" svg:width="5.536cm" svg:height="0.987cm" svg:x="9.807cm" svg:y="13.584cm"><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4.575cm"><text:p text:style-name="P16"><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5.551cm" svg:x2="12.596cm" svg:y2="16.08cm"><text:p/></draw:line><draw:g draw:style-name="gr6"><draw:custom-shape draw:style-name="gr7" draw:text-style-name="P19" svg:width="5.536cm" svg:height="0.987cm" svg:x="9.807cm" svg:y="16.08cm"><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7.071cm"><text:p text:style-name="P16"><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8.047cm" svg:x2="12.596cm" svg:y2="18.576cm"><text:p/></draw:line><draw:g draw:style-name="gr6"><draw:custom-shape draw:style-name="gr7" draw:text-style-name="P19" svg:width="5.536cm" svg:height="0.987cm" svg:x="9.807cm" svg:y="18.576cm"><text:p text:style-name="P18"><text:span text:style-name="T2">creator.outputTag('sendWrapList', </text:span></text:p><text:p text:style-name="P18"><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9.567cm"><text:p text:style-name="P16"><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20.542cm" svg:x2="12.596cm" svg:y2="21.071cm"><text:p/></draw:line><draw:g draw:style-name="gr6"><draw:custom-shape draw:style-name="gr7" draw:text-style-name="P19" svg:width="5.536cm" svg:height="0.987cm" svg:x="9.807cm" svg:y="21.071cm"><text:p text:style-name="P18"><text:span text:style-name="T2">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22.063cm"><text:p text:style-name="P16"><text:span text:style-name="T3">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23.038cm" svg:x2="12.596cm" svg:y2="23.567cm"><text:p/></draw:line><draw:g draw:style-name="gr6"><draw:custom-shape draw:style-name="gr7" draw:text-style-name="P23" svg:width="5.536cm" svg:height="0.987cm" svg:x="9.807cm" svg:y="6.096cm"><text:p text:style-name="P18"><text:span text:style-name="T8">creator.outputTag</text:span></text:p><text:p text:style-name="P18"><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7.087cm"><text:p text:style-name="P16"><text:span text:style-name="T3">テキストボックスに発注データを</text:span></text:p><text:p text:style-name="P16"><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8.066cm" svg:x2="12.596cm" svg:y2="8.595cm"><text:p/></draw:line></draw:g></text:p>
      <text:p text:style-name="P4"><draw:g text:anchor-type="as-char" draw:z-index="5" draw:style-name="gr10"><draw:frame draw:style-name="gr11" draw:text-style-name="P15" svg:width="16.827cm" svg:height="2.745cm" svg:x="0.083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12" draw:text-style-name="P16" svg:x1="0cm" svg:y1="2.745cm" svg:x2="17.531cm" svg:y2="2.745cm"><text:p/></draw:line><draw:line draw:style-name="gr5" draw:text-style-name="P16" svg:x1="8.235cm" svg:y1="2.745cm" svg:x2="8.235cm" svg:y2="23.46cm"><text:p/></draw:line><draw:line draw:style-name="gr4" draw:text-style-name="P17" svg:x1="2.789cm" svg:y1="3.754cm" svg:x2="2.789cm" svg:y2="4.283cm"><text:p/></draw:line><draw:circle draw:style-name="gr9" draw:text-style-name="P21" svg:width="0.503cm" svg:height="0.503cm" svg:x="2.496cm" svg:y="3.08cm"><text:p text:style-name="P16"><text:span text:style-name="T4">２</text:span></text:p></draw:circle><draw:circle draw:style-name="gr9" draw:text-style-name="P21" svg:width="0.503cm" svg:height="0.503cm" svg:x="2.492cm" svg:y="21.754cm"><text:p text:style-name="P16"><text:span text:style-name="T4">３</text:span></text:p></draw:circle><draw:g draw:style-name="gr6"><draw:custom-shape draw:style-name="gr7" draw:text-style-name="P19" svg:width="5.536cm" svg:height="0.987cm" svg:x="0cm" svg:y="4.283cm"><text:p text:style-name="P18"><text:span text:style-name="T2">creator.outputTag</text:span></text:p><text:p text:style-name="P18"><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cm" svg:y="5.274cm"><text:p text:style-name="P16"><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6.248cm" svg:x2="2.789cm" svg:y2="6.777cm"><text:p/></draw:line><draw:g draw:style-name="gr6"><draw:custom-shape draw:style-name="gr7" draw:text-style-name="P19" svg:width="5.536cm" svg:height="0.987cm" svg:x="0cm" svg:y="6.779cm"><text:p text:style-name="P18"><text:span text:style-name="T2">creator.outputTag('newDialogHeader',</text:span></text:p><text:p text:style-name="P18"><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cm" svg:y="7.77cm"><text:p text:style-name="P16"><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8.744cm" svg:x2="2.789cm" svg:y2="9.273cm"><text:p/></draw:line><draw:g draw:style-name="gr6"><draw:custom-shape draw:style-name="gr7" draw:text-style-name="P19" svg:width="5.536cm" svg:height="0.987cm" svg:x="0cm" svg:y="9.275cm"><text:p text:style-name="P18"><text:span text:style-name="T2">creator.outputTag('dialogPulldown4',</text:span></text:p><text:p text:style-name="P18"><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10.266cm"><text:p text:style-name="P16"><text:span text:style-name="T3">追加ダイアログの</text:span><text:span text:style-name="T3">1</text:span><text:span text:style-name="T3">つ目</text:span><text:span text:style-name="T3">(4</text:span><text:span text:style-name="T3">連続</text:span></text:p><text:p text:style-name="P16"><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1.24cm" svg:x2="2.789cm" svg:y2="11.769cm"><text:p/></draw:line><draw:g draw:style-name="gr6"><draw:custom-shape draw:style-name="gr7" draw:text-style-name="P23" svg:width="5.536cm" svg:height="0.987cm" svg:x="0cm" svg:y="11.77cm"><text:p text:style-name="P18"><text:span text:style-name="T8">creator.outputTag('dialogTextbox2'</text:span></text:p><text:p text:style-name="P18"><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cm" svg:y="12.762cm"><text:p text:style-name="P16"><text:span text:style-name="T3">追加ダイアログの</text:span><text:span text:style-name="T3">2</text:span><text:span text:style-name="T3">つ目</text:span><text:span text:style-name="T3">(2</text:span><text:span text:style-name="T3">連続テキスト</text:span></text:p><text:p text:style-name="P16"><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3.739cm" svg:x2="2.789cm" svg:y2="14.268cm"><text:p/></draw:line><draw:g draw:style-name="gr6"><draw:custom-shape draw:style-name="gr7" draw:text-style-name="P23" svg:width="5.536cm" svg:height="0.987cm" svg:x="0cm" svg:y="14.266cm"><text:p text:style-name="P18"><text:span text:style-name="T8">creator.outputTag('newDialogLast',</text:span></text:p><text:p text:style-name="P18"><text:span text:style-name="T8"><text:s/></text:span><text:span text:style-name="T8">'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15.258cm"><text:p text:style-name="P16"><text:span text:style-name="T3">追加ダイアログの</text:span><text:span text:style-name="T3">3</text:span><text:span text:style-name="T3">つ目</text:span><text:span text:style-name="T3">(</text:span><text:span text:style-name="T3">最後の</text:span></text:p><text:p text:style-name="P16"><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6.234cm" svg:x2="2.789cm" svg:y2="16.763cm"><text:p/></draw:line><draw:g draw:style-name="gr6"><draw:custom-shape draw:style-name="gr7" draw:text-style-name="P23" svg:width="5.536cm" svg:height="0.987cm" svg:x="0cm" svg:y="16.762cm"><text:p text:style-name="P18"><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17.754cm"><text:p text:style-name="P16"><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18.73cm" svg:x2="2.789cm" svg:y2="19.259cm"><text:p/></draw:line><draw:g draw:style-name="gr6"><draw:custom-shape draw:style-name="gr7" draw:text-style-name="P23" svg:width="5.536cm" svg:height="0.987cm" svg:x="0cm" svg:y="19.258cm"><text:p text:style-name="P18"><text:span text:style-name="T8">creator.outputTag</text:span></text:p><text:p text:style-name="P18"><text:span text:style-name="T8">('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cm" svg:y="20.249cm"><text:p text:style-name="P16"><text:span text:style-name="T3">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2.789cm" svg:y1="21.226cm" svg:x2="2.789cm" svg:y2="21.755cm"><text:p/></draw:line><draw:line draw:style-name="gr4" draw:text-style-name="P17" svg:x1="11.908cm" svg:y1="3.581cm" svg:x2="11.908cm" svg:y2="4.244cm"><text:p/></draw:line><draw:g draw:style-name="gr6"><draw:custom-shape draw:style-name="gr7" draw:text-style-name="P23" svg:width="5.536cm" svg:height="0.987cm" svg:x="9.119cm" svg:y="4.246cm"><text:p text:style-name="P18"><text:span text:style-name="T8">creator.outputTag('lessStockDialogHeader',</text:span></text:p><text:p text:style-name="P18"><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5.237cm"><text:p text:style-name="P16"><text:span text:style-name="T3">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6.211cm" svg:x2="11.908cm" svg:y2="6.74cm"><text:p/></draw:line><draw:circle draw:style-name="gr9" draw:text-style-name="P21" svg:width="0.503cm" svg:height="0.503cm" svg:x="11.615cm" svg:y="3.08cm"><text:p text:style-name="P16"><text:span text:style-name="T4">３</text:span></text:p></draw:circle><draw:circle draw:style-name="gr9" draw:text-style-name="P21" svg:width="0.503cm" svg:height="0.503cm" svg:x="11.612cm" svg:y="21.761cm"><text:p text:style-name="P16"><text:span text:style-name="T4">E</text:span></text:p></draw:circle><draw:g draw:style-name="gr6"><draw:custom-shape draw:style-name="gr7" draw:text-style-name="P19" svg:width="5.536cm" svg:height="0.987cm" svg:x="9.119cm" svg:y="9.269cm"><text:p text:style-name="P18"><text:span text:style-name="T2">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0.261cm"><text:p text:style-name="P16"><text:span text:style-name="T3">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1.236cm" svg:x2="11.908cm" svg:y2="11.765cm"><text:p/></draw:line><draw:g draw:style-name="gr6"><draw:custom-shape draw:style-name="gr7" draw:text-style-name="P19" svg:width="5.536cm" svg:height="0.987cm" svg:x="9.119cm" svg:y="11.765cm"><text:p text:style-name="P18"><text:span text:style-name="T2">CreateDialog</text:span></text:p><text:p text:style-name="P18"><text:span text:style-name="T2">('#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2.756cm"><text:p text:style-name="P16"><text:span text:style-name="T3">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3.732cm" svg:x2="11.908cm" svg:y2="14.261cm"><text:p/></draw:line><draw:g draw:style-name="gr6"><draw:custom-shape draw:style-name="gr7" draw:text-style-name="P19" svg:width="5.536cm" svg:height="0.987cm" svg:x="9.119cm" svg:y="14.261cm"><text:p text:style-name="P18"><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5.252cm"><text:p text:style-name="P16"><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6.228cm" svg:x2="11.908cm" svg:y2="16.757cm"><text:p/></draw:line><draw:g draw:style-name="gr6"><draw:custom-shape draw:style-name="gr7" draw:text-style-name="P19" svg:width="5.536cm" svg:height="0.987cm" svg:x="9.119cm" svg:y="16.757cm"><text:p text:style-name="P18"><text:span text:style-name="T2">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17.748cm"><text:p text:style-name="P16"><text:span text:style-name="T3">テキストボックスの</text:span><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18.724cm" svg:x2="11.908cm" svg:y2="19.253cm"><text:p/></draw:line><draw:g draw:style-name="gr6"><draw:custom-shape draw:style-name="gr7" draw:text-style-name="P19" svg:width="5.536cm" svg:height="0.987cm" svg:x="9.119cm" svg:y="19.253cm"><text:p text:style-name="P18"><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20.244cm"><text:p text:style-name="P16"><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21.219cm" svg:x2="11.908cm" svg:y2="21.748cm"><text:p/></draw:line><draw:g draw:style-name="gr6"><draw:custom-shape draw:style-name="gr7" draw:text-style-name="P23" svg:width="5.536cm" svg:height="0.987cm" svg:x="9.119cm" svg:y="6.773cm"><text:p text:style-name="P18"><text:span text:style-name="T8">creator.outputTag('lessStockWrapList',</text:span></text:p><text:p text:style-name="P18"><text:span text:style-name="T8"><text:s/></text:span><text:span text:style-name="T8">'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119cm" svg:y="7.765cm"><text:p text:style-name="P16"><text:span text:style-name="T3">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1.908cm" svg:y1="8.74cm" svg:x2="11.908cm" svg:y2="9.269cm"><text:p/></draw:line></draw:g></text:p>
      <text:p text:style-name="P5"><draw:g text:anchor-type="as-char" draw:z-index="6" draw:style-name="gr10"><draw:frame draw:style-name="gr14" draw:text-style-name="P15" svg:width="16.827cm" svg:height="1.929cm" svg:x="0.212cm" svg:y="0cm"><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4" draw:text-style-name="P17" svg:x1="3.477cm" svg:y1="2.759cm" svg:x2="3.477cm" svg:y2="3.422cm"><text:p/></draw:line><draw:line draw:style-name="gr5" draw:text-style-name="P16" svg:x1="8.919cm" svg:y1="2.054cm" svg:x2="8.919cm" svg:y2="22.769cm"><text:p/></draw:line><draw:g draw:style-name="gr6"><draw:custom-shape draw:style-name="gr7" draw:text-style-name="P19" svg:width="5.536cm" svg:height="0.987cm" svg:x="0.688cm" svg:y="3.422cm"><text:p text:style-name="P18"><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4.413cm"><text:p text:style-name="P16"><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6" svg:x1="0cm" svg:y1="2.054cm" svg:x2="17.531cm" svg:y2="2.054cm"><text:p/></draw:line><draw:line draw:style-name="gr4" draw:text-style-name="P17" svg:x1="3.477cm" svg:y1="5.389cm" svg:x2="3.477cm" svg:y2="5.918cm"><text:p/></draw:line><draw:circle draw:style-name="gr9" draw:text-style-name="P21" svg:width="0.503cm" svg:height="0.503cm" svg:x="3.184cm" svg:y="2.256cm"><text:p text:style-name="P16"><text:span text:style-name="T4">S</text:span></text:p></draw:circle><draw:circle draw:style-name="gr9" draw:text-style-name="P21" svg:width="0.503cm" svg:height="0.503cm" svg:x="3.18cm" svg:y="23.389cm"><text:p text:style-name="P16"><text:span text:style-name="T4">1</text:span></text:p></draw:circle><draw:g draw:style-name="gr6"><draw:custom-shape draw:style-name="gr7" draw:text-style-name="P19" svg:width="5.536cm" svg:height="0.987cm" svg:x="1.187cm" svg:y="5.918cm"><text:p text:style-name="P18"><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1.187cm" svg:y="6.909cm"><text:p text:style-name="P16"><text:span text:style-name="T5"><text:s/></text:span><text:span text:style-name="T5">ウィンドウサイズを取得し</text:span></text:p><text:p text:style-name="P16"><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7.885cm" svg:x2="3.477cm" svg:y2="8.414cm"><text:p/></draw:line><draw:g draw:style-name="gr6"><draw:custom-shape draw:style-name="gr7" draw:text-style-name="P19" svg:width="5.536cm" svg:height="0.987cm" svg:x="1.686cm" svg:y="8.414cm"><text:p text:style-name="P18"><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1.686cm" svg:y="9.405cm"><text:p text:style-name="P16"><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0.379cm" svg:x2="3.477cm" svg:y2="10.908cm"><text:p/></draw:line><draw:g draw:style-name="gr6"><draw:custom-shape draw:style-name="gr7" draw:text-style-name="P19" svg:width="5.536cm" svg:height="0.987cm" svg:x="2.185cm" svg:y="10.91cm"><text:p text:style-name="P18"><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2.185cm" svg:y="11.901cm"><text:p text:style-name="P16"><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2.875cm" svg:x2="3.477cm" svg:y2="13.404cm"><text:p/></draw:line><draw:g draw:style-name="gr6"><draw:custom-shape draw:style-name="gr7" draw:text-style-name="P23" svg:width="5.536cm" svg:height="0.987cm" svg:x="0.688cm" svg:y="13.406cm"><text:p text:style-name="P18"><text:span text:style-name="T7">ここから</text:span><text:span text:style-name="T8">javascript</text:span></text:p><text:p text:style-name="P18"><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688cm" svg:y="14.397cm"><text:p text:style-name="P16"><text:span text:style-name="T6">dom</text:span><text:span text:style-name="T3">要素を作るための</text:span></text:p><text:p text:style-name="P16"><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5.374cm" svg:x2="3.477cm" svg:y2="15.903cm"><text:p/></draw:line><draw:g draw:style-name="gr6"><draw:custom-shape draw:style-name="gr7" draw:text-style-name="P23" svg:width="5.536cm" svg:height="0.987cm" svg:x="0.688cm" svg:y="15.901cm"><text:p text:style-name="P18"><text:span text:style-name="T8">creator.getJsonFile</text:span></text:p><text:p text:style-name="P18"><text:span text:style-name="T8">('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16.893cm"><text:p text:style-name="P16"><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17.868cm" svg:x2="3.477cm" svg:y2="18.397cm"><text:p/></draw:line><draw:g draw:style-name="gr6"><draw:custom-shape draw:style-name="gr7" draw:text-style-name="P23" svg:width="5.536cm" svg:height="0.987cm" svg:x="0.688cm" svg:y="18.397cm"><text:p text:style-name="P18"><text:span text:style-name="T8">creator.getDomFile</text:span></text:p><text:p text:style-name="P18"><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19.389cm"><text:p text:style-name="P16"><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20.364cm" svg:x2="3.477cm" svg:y2="20.893cm"><text:p/></draw:line><draw:g draw:style-name="gr6"><draw:custom-shape draw:style-name="gr7" draw:text-style-name="P23" svg:width="5.536cm" svg:height="0.987cm" svg:x="0.688cm" svg:y="20.893cm"><text:p text:style-name="P18"><text:span text:style-name="T8">creator.outputTag</text:span></text:p><text:p text:style-name="P18"><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0.688cm" svg:y="21.885cm"><text:p text:style-name="P16"><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7" svg:x1="3.477cm" svg:y1="22.86cm" svg:x2="3.477cm" svg:y2="23.389cm"><text:p/></draw:line><draw:line draw:style-name="gr4" draw:text-style-name="P17" svg:x1="12.596cm" svg:y1="2.759cm" svg:x2="12.596cm" svg:y2="3.422cm"><text:p/></draw:line><draw:g draw:style-name="gr6"><draw:custom-shape draw:style-name="gr7" draw:text-style-name="P23" svg:width="5.536cm" svg:height="0.987cm" svg:x="9.807cm" svg:y="3.422cm"><text:p text:style-name="P18"><text:span text:style-name="T8">creator.outputTag</text:span></text:p><text:p text:style-name="P18"><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4.413cm"><text:p text:style-name="P16"><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5.389cm" svg:x2="12.596cm" svg:y2="5.918cm"><text:p/></draw:line><draw:circle draw:style-name="gr9" draw:text-style-name="P21" svg:width="0.503cm" svg:height="0.503cm" svg:x="12.303cm" svg:y="2.256cm"><text:p text:style-name="P16"><text:span text:style-name="T4">1</text:span></text:p></draw:circle><draw:circle draw:style-name="gr9" draw:text-style-name="P21" svg:width="0.503cm" svg:height="0.503cm" svg:x="12.3cm" svg:y="23.389cm"><text:p text:style-name="P16"><text:span text:style-name="T4">2</text:span></text:p></draw:circle><draw:g draw:style-name="gr6"><draw:custom-shape draw:style-name="gr7" draw:text-style-name="P19" svg:width="5.536cm" svg:height="0.987cm" svg:x="9.807cm" svg:y="8.446cm"><text:p text:style-name="P18"><text:span text:style-name="T2">creator.outputTag</text:span></text:p><text:p text:style-name="P18"><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9.437cm"><text:p text:style-name="P16"><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0.413cm" svg:x2="12.596cm" svg:y2="10.942cm"><text:p/></draw:line><draw:g draw:style-name="gr6"><draw:custom-shape draw:style-name="gr7" draw:text-style-name="P19" svg:width="5.536cm" svg:height="0.987cm" svg:x="9.807cm" svg:y="10.941cm"><text:p text:style-name="P18"><text:span text:style-name="T2">creator.outputTag</text:span></text:p><text:p text:style-name="P18"><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1.933cm"><text:p text:style-name="P16"><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2.909cm" svg:x2="12.596cm" svg:y2="13.438cm"><text:p/></draw:line><draw:g draw:style-name="gr6"><draw:custom-shape draw:style-name="gr7" draw:text-style-name="P19" svg:width="5.536cm" svg:height="0.987cm" svg:x="9.807cm" svg:y="13.437cm"><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4.429cm"><text:p text:style-name="P16"><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5.405cm" svg:x2="12.596cm" svg:y2="15.934cm"><text:p/></draw:line><draw:g draw:style-name="gr6"><draw:custom-shape draw:style-name="gr7" draw:text-style-name="P19" svg:width="5.536cm" svg:height="0.987cm" svg:x="9.807cm" svg:y="15.933cm"><text:p text:style-name="P18"><text:span text:style-name="T2">creator.outputTag('leftButtonArea',</text:span></text:p><text:p text:style-name="P18"><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6.925cm"><text:p text:style-name="P16"><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17.901cm" svg:x2="12.596cm" svg:y2="18.43cm"><text:p/></draw:line><draw:g draw:style-name="gr6"><draw:custom-shape draw:style-name="gr7" draw:text-style-name="P19" svg:width="5.536cm" svg:height="0.987cm" svg:x="9.807cm" svg:y="18.429cm"><text:p text:style-name="P18"><text:span text:style-name="T2">creator.outputTag('receivedWrapList', </text:span></text:p><text:p text:style-name="P18"><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19.42cm"><text:p text:style-name="P16"><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20.396cm" svg:x2="12.596cm" svg:y2="20.925cm"><text:p/></draw:line><draw:g draw:style-name="gr6"><draw:custom-shape draw:style-name="gr7" draw:text-style-name="P19" svg:width="5.536cm" svg:height="0.987cm" svg:x="9.807cm" svg:y="20.925cm"><text:p text:style-name="P18"><text:span text:style-name="T2">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21.916cm"><text:p text:style-name="P16"><text:span text:style-name="T3">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22.892cm" svg:x2="12.596cm" svg:y2="23.421cm"><text:p/></draw:line><draw:g draw:style-name="gr6"><draw:custom-shape draw:style-name="gr7" draw:text-style-name="P23" svg:width="5.536cm" svg:height="0.987cm" svg:x="9.807cm" svg:y="5.95cm"><text:p text:style-name="P18"><text:span text:style-name="T8">creator.outputTag</text:span></text:p><text:p text:style-name="P18"><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0" svg:width="5.534cm" svg:height="0.976cm" svg:x="9.807cm" svg:y="6.941cm"><text:p text:style-name="P16"><text:span text:style-name="T3">テキストボックスに発注データを</text:span></text:p><text:p text:style-name="P16"><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7" svg:x1="12.596cm" svg:y1="7.918cm" svg:x2="12.596cm" svg:y2="8.447cm"><text:p/></draw:line></draw: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ＭＳ 明朝1" svg:font-family="'ＭＳ 明朝'" style:font-pitch="variable"/>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4e2aa" officeooo:paragraph-rsid="0024e2aa"/>
    </style:style>
    <style:style style:name="MP2" style:family="paragraph" style:parent-style-name="Footer">
      <style:paragraph-properties fo:text-align="center" style:justify-single-word="false"/>
      <style:text-properties officeooo:rsid="0025ba28" officeooo:paragraph-rsid="0025ba28"/>
    </style:style>
    <style:page-layout style:name="Mpm1">
      <style:page-layout-properties fo:page-width="21.59cm" fo:page-height="27.94cm" style:num-format="1" style:print-orientation="portrait" fo:margin-top="2cm" fo:margin-bottom="1.23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1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footer-left>
        <text:p text:style-name="MP2"><text:page-number text:select-page="current">6</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7-09T17:40:57.873000000</dc:date>
    <meta:editing-duration>PT3H23M20S</meta:editing-duration>
    <meta:editing-cycles>23</meta:editing-cycles>
    <meta:generator>LibreOffice/4.3.5.2$Windows_x86 LibreOffice_project/3a87456aaa6a95c63eea1c1b3201acedf0751bd5</meta:generator>
    <meta:document-statistic meta:table-count="0" meta:image-count="0" meta:object-count="0" meta:page-count="8" meta:paragraph-count="10" meta:word-count="34" meta:character-count="38" meta:non-whitespace-character-count="37"/>
  </office:meta>
</office:document-meta>
</file>